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11F0000138C0000083FBFFB2976A7F3C137.wmf" manifest:media-type="image/x-wmf"/>
  <manifest:file-entry manifest:full-path="Pictures/2000003500000BB80000190ECF401C92222D388B.wmf" manifest:media-type="image/x-wmf"/>
  <manifest:file-entry manifest:full-path="Pictures/200000120000086000000EAFAF31D133477B1336.wmf" manifest:media-type="image/x-wmf"/>
  <manifest:file-entry manifest:full-path="Pictures/10000201000003880000025CF5705C10EBA8A5E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fffff" draw:textarea-vertical-align="middle"/>
    </style:style>
    <style:style style:name="gr3" style:family="graphic" style:parent-style-name="objectwithoutfill">
      <style:graphic-properties draw:stroke="dash" draw:stroke-dash="Ultrafine_20_Dotted_20__28_var_29_" svg:stroke-width="0.159cm" svg:stroke-color="#f58220" draw:marker-start="Arrow" draw:marker-start-width="0.438cm" draw:marker-end="Arrow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svg:stroke-color="#000000" draw:fill-color="#ffec00" draw:textarea-horizontal-align="justify" draw:textarea-vertical-align="middle" draw:auto-grow-height="false" fo:min-height="0.45cm" fo:min-width="2cm"/>
    </style:style>
    <style:style style:name="gr6" style:family="graphic" style:parent-style-name="standard">
      <style:graphic-properties draw:stroke="none" svg:stroke-color="#000000" draw:fill="none" draw:fill-color="#ffffff" fo:min-height="0.525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ec00"/>
      <style:paragraph-properties fo:text-align="center"/>
      <style:text-properties fo:color="#ed1c24" style:font-name="Arial" fo:font-size="11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P7" style:family="paragraph">
      <style:paragraph-properties fo:text-align="end"/>
    </style:style>
    <style:style style:name="T1" style:family="text">
      <style:text-properties fo:color="#ed1c24" style:font-name="Arial" fo:font-size="11pt"/>
    </style:style>
    <style:style style:name="T2" style:family="text">
      <style:text-properties fo:color="#000000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45cm" svg:height="10.653cm" svg:x="7.045cm" svg:y="5.286cm">
          <draw:image xlink:href="Pictures/10000201000003880000025CF5705C10EBA8A5E2.png" xlink:type="simple" xlink:show="embed" xlink:actuate="onLoad">
            <text:p/>
          </draw:image>
        </draw:frame>
        <draw:polygon draw:style-name="gr2" draw:text-style-name="P2" draw:layer="layout" svg:width="2.756cm" svg:height="1.298cm" svg:x="15.555cm" svg:y="11.794cm" svg:viewBox="0 0 2757 1299" draw:points="236,0 0,453 2560,1299 2757,866">
          <text:p/>
        </draw:polygon>
        <draw:path draw:style-name="gr3" draw:text-style-name="P1" draw:layer="layout" svg:width="11.423cm" svg:height="5.442cm" draw:transform="skewX (-1.19816273464006E-016) rotate (-0.68347093508098) translate (12.0814086116183cm 4.18630798452026cm)" svg:viewBox="0 0 11424 5443" svg:d="M0 5443c4311-7 7094-1485 11059-3165 570-290 303-2278 303-2278">
          <text:p/>
        </draw:path>
        <draw:polygon draw:style-name="gr2" draw:text-style-name="P2" draw:layer="layout" svg:width="2.618cm" svg:height="0.905cm" svg:x="9.451cm" svg:y="11.479cm" svg:viewBox="0 0 2619 906" draw:points="0,571 1024,335 1595,79 2619,0 2619,472 20,906">
          <text:p/>
        </draw:polygon>
        <draw:path draw:style-name="gr4" draw:text-style-name="P1" draw:layer="layout" svg:width="14.2cm" svg:height="4.868cm" draw:transform="rotate (0.268606171881927) translate (7.561cm 12.798cm)" svg:viewBox="0 0 14201 4869" svg:d="M0 0c5871 187 5587 132 10524 3388 1487 980 1766 485 3677 1481">
          <text:p/>
        </draw:path>
        <draw:frame draw:style-name="gr1" draw:text-style-name="P1" draw:layer="layout" svg:width="0.296cm" svg:height="0.52cm" svg:x="10.999cm" svg:y="10.652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296cm" svg:height="0.52cm" svg:x="11.609cm" svg:y="10.809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296cm" svg:height="0.52cm" svg:x="10.448cm" svg:y="10.396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296cm" svg:height="0.52cm" svg:x="12.298cm" svg:y="10.888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296cm" svg:height="0.52cm" svg:x="13.243cm" svg:y="11.086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296cm" svg:height="0.52cm" svg:x="14.228cm" svg:y="11.323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296cm" svg:height="0.52cm" svg:x="15.37cm" svg:y="11.577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296cm" svg:height="0.52cm" svg:x="16.394cm" svg:y="11.893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296cm" svg:height="0.52cm" svg:x="17.358cm" svg:y="12.248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296cm" svg:height="0.52cm" svg:x="19.111cm" svg:y="12.779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296cm" svg:height="0.52cm" svg:x="19.741cm" svg:y="12.74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296cm" svg:height="0.52cm" svg:x="20.253cm" svg:y="12.503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296cm" svg:height="0.52cm" svg:x="20.843cm" svg:y="12.09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296cm" svg:height="0.52cm" svg:x="18.363cm" svg:y="12.563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65cm" svg:height="1.42cm" svg:x="9.408cm" svg:y="9.217cm">
          <draw:image xlink:href="Pictures/2000003500000BB80000190ECF401C92222D388B.wmf" xlink:type="simple" xlink:show="embed" xlink:actuate="onLoad">
            <text:p/>
          </draw:image>
        </draw:frame>
        <draw:frame draw:style-name="gr1" draw:text-style-name="P1" draw:layer="layout" svg:width="0.65cm" svg:height="1.42cm" svg:x="20.829cm" svg:y="10.415cm">
          <draw:image xlink:href="Pictures/2000003500000BB80000190ECF401C92222D388B.wmf" xlink:type="simple" xlink:show="embed" xlink:actuate="onLoad">
            <text:p/>
          </draw:image>
        </draw:frame>
        <draw:frame draw:style-name="gr1" draw:text-style-name="P1" draw:layer="layout" svg:width="1.012cm" svg:height="0.426cm" draw:transform="rotate (-0.13247049022637) translate (19.392cm 13.867cm)">
          <draw:image xlink:href="Pictures/2000011F0000138C0000083FBFFB2976A7F3C137.wmf" xlink:type="simple" xlink:show="embed" xlink:actuate="onLoad">
            <text:p/>
          </draw:image>
        </draw:frame>
        <draw:custom-shape draw:style-name="gr5" draw:text-style-name="P4" draw:layer="layout" svg:width="2.5cm" svg:height="0.7cm" svg:x="11.738cm" svg:y="9.523cm">
          <text:p text:style-name="P3"><text:span text:style-name="T1">IV-Verkeh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4.308cm" svg:height="1.119cm" svg:x="7.08cm" svg:y="7.1cm">
          <draw:text-box>
            <text:p text:style-name="P5"><text:span text:style-name="T2">Utengasse</text:span></text:p>
          </draw:text-box>
        </draw:frame>
        <draw:frame draw:style-name="gr7" draw:text-style-name="P6" draw:layer="layout" svg:width="4.421cm" svg:height="1.119cm" svg:x="7.069cm" svg:y="12.874cm">
          <draw:text-box>
            <text:p text:style-name="P5"><text:span text:style-name="T2">Lindenberg</text:span></text:p>
          </draw:text-box>
        </draw:frame>
        <draw:frame draw:style-name="gr6" draw:text-style-name="P6" draw:layer="layout" svg:width="4.308cm" svg:height="1.987cm" svg:x="18.558cm" svg:y="7.689cm">
          <draw:text-box>
            <text:p text:style-name="P7"><text:span text:style-name="T2">Riehentor-stras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7:45:03.950786787</meta:creation-date>
    <dc:date>2018-10-22T16:48:40.945260185</dc:date>
    <meta:editing-duration>PT12M52S</meta:editing-duration>
    <meta:editing-cycles>4</meta:editing-cycles>
    <meta:generator>LibreOffice/5.4.5.1$MacOSX_X86_64 LibreOffice_project/79c9829dd5d8054ec39a82dc51cd9eff340dbee8</meta:generator>
    <meta:document-statistic meta:object-count="26"/>
  </office:meta>
</office:document-meta>
</file>